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nit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float" office:value="35" calcext:value-type="float">
            <text:p>35</text:p>
          </table:table-cell>
          <table:table-cell office:value-type="float" office:value="3.7295" calcext:value-type="float">
            <text:p>3.7295</text:p>
          </table:table-cell>
          <table:table-cell office:value-type="float" office:value="-0.154955505467892" calcext:value-type="float">
            <text:p>-0.154955505467892</text:p>
          </table:table-cell>
        </table:table-row>
        <table:table-row table:style-name="ro1">
          <table:table-cell office:value-type="string" calcext:value-type="string">
            <text:p>camshape</text:p>
          </table:table-cell>
          <table:table-cell office:value-type="float" office:value="88" calcext:value-type="float">
            <text:p>88</text:p>
          </table:table-cell>
          <table:table-cell office:value-type="float" office:value="5.4506" calcext:value-type="float">
            <text:p>5.4506</text:p>
          </table:table-cell>
          <table:table-cell office:value-type="float" office:value="4.27386823310328" calcext:value-type="float">
            <text:p>4.27386823310328</text:p>
          </table:table-cell>
        </table:table-row>
        <table:table-row table:style-name="ro1">
          <table:table-cell office:value-type="string" calcext:value-type="string">
            <text:p>catmix</text:p>
          </table:table-cell>
          <table:table-cell office:value-type="float" office:value="55" calcext:value-type="float">
            <text:p>55</text:p>
          </table:table-cell>
          <table:table-cell office:value-type="float" office:value="4.1946" calcext:value-type="float">
            <text:p>4.1946</text:p>
          </table:table-cell>
          <table:table-cell office:value-type="float" office:value="-0.0480556850579303" calcext:value-type="float">
            <text:p>-0.0480556850579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3" calcext:value-type="float">
            <text:p>43</text:p>
          </table:table-cell>
          <table:table-cell office:value-type="float" office:value="0.32693" calcext:value-type="float">
            <text:p>0.32693</text:p>
          </table:table-cell>
          <table:table-cell office:value-type="float" office:value="5.06852406104266" calcext:value-type="float">
            <text:p>5.0685240610426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float" office:value="1.9616" calcext:value-type="float">
            <text:p>1.9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167" calcext:value-type="float">
            <text:p>167</text:p>
          </table:table-cell>
          <table:table-cell office:value-type="float" office:value="18.10921" calcext:value-type="float">
            <text:p>18.10921</text:p>
          </table:table-cell>
          <table:table-cell office:value-type="float" office:value="18439.1352907487" calcext:value-type="float">
            <text:p>18439.1352907487</text:p>
          </table:table-cell>
        </table:table-row>
        <table:table-row table:style-name="ro1">
          <table:table-cell office:value-type="string" calcext:value-type="string">
            <text:p>gasoil</text:p>
          </table:table-cell>
          <table:table-cell office:value-type="float" office:value="54" calcext:value-type="float">
            <text:p>54</text:p>
          </table:table-cell>
          <table:table-cell office:value-type="float" office:value="13.7296" calcext:value-type="float">
            <text:p>13.7296</text:p>
          </table:table-cell>
          <table:table-cell office:value-type="float" office:value="0.0052365959242737" calcext:value-type="float">
            <text:p>0.005236595924274</text:p>
          </table:table-cell>
        </table:table-row>
        <table:table-row table:style-name="ro1">
          <table:table-cell office:value-type="string" calcext:value-type="string">
            <text:p>glider</text:p>
          </table:table-cell>
          <table:table-cell office:value-type="float" office:value="180" calcext:value-type="float">
            <text:p>180</text:p>
          </table:table-cell>
          <table:table-cell office:value-type="float" office:value="53.83078" calcext:value-type="float">
            <text:p>53.83078</text:p>
          </table:table-cell>
          <table:table-cell office:value-type="float" office:value="1247.97432218265" calcext:value-type="float">
            <text:p>1247.97432218265</text:p>
          </table:table-cell>
        </table:table-row>
        <table:table-row table:style-name="ro1">
          <table:table-cell office:value-type="string" calcext:value-type="string">
            <text:p>lane_circle_Henon</text:p>
          </table:table-cell>
          <table:table-cell office:value-type="float" office:value="85" calcext:value-type="float">
            <text:p>85</text:p>
          </table:table-cell>
          <table:table-cell office:value-type="float" office:value="69.73738" calcext:value-type="float">
            <text:p>69.73738</text:p>
          </table:table-cell>
          <table:table-cell office:value-type="float" office:value="35.0747379937358" calcext:value-type="float">
            <text:p>35.0747379937358</text:p>
          </table:table-cell>
        </table:table-row>
        <table:table-row table:style-name="ro1">
          <table:table-cell office:value-type="string" calcext:value-type="string">
            <text:p>lane_circle_emden</text:p>
          </table:table-cell>
          <table:table-cell office:value-type="float" office:value="45" calcext:value-type="float">
            <text:p>45</text:p>
          </table:table-cell>
          <table:table-cell office:value-type="float" office:value="27.00984" calcext:value-type="float">
            <text:p>27.00984</text:p>
          </table:table-cell>
          <table:table-cell office:value-type="float" office:value="10.8613522763115" calcext:value-type="float">
            <text:p>10.8613522763115</text:p>
          </table:table-cell>
        </table:table-row>
        <table:table-row table:style-name="ro1">
          <table:table-cell office:value-type="string" calcext:value-type="string">
            <text:p>lane_circle_perturbed</text:p>
          </table:table-cell>
          <table:table-cell office:value-type="float" office:value="52" calcext:value-type="float">
            <text:p>52</text:p>
          </table:table-cell>
          <table:table-cell office:value-type="float" office:value="35.84758" calcext:value-type="float">
            <text:p>35.84758</text:p>
          </table:table-cell>
          <table:table-cell office:value-type="float" office:value="0.0301528272587944" calcext:value-type="float">
            <text:p>0.030152827258794</text:p>
          </table:table-cell>
        </table:table-row>
        <table:table-row table:style-name="ro1">
          <table:table-cell office:value-type="string" calcext:value-type="string">
            <text:p>lane_lshaped_Emden</text:p>
          </table:table-cell>
          <table:table-cell office:value-type="float" office:value="68" calcext:value-type="float">
            <text:p>68</text:p>
          </table:table-cell>
          <table:table-cell office:value-type="float" office:value="46.3019" calcext:value-type="float">
            <text:p>46.3019</text:p>
          </table:table-cell>
          <table:table-cell office:value-type="float" office:value="20.2012207601822" calcext:value-type="float">
            <text:p>20.2012207601822</text:p>
          </table:table-cell>
        </table:table-row>
        <table:table-row table:style-name="ro1">
          <table:table-cell office:value-type="string" calcext:value-type="string">
            <text:p>lane_lshaped_Henon</text:p>
          </table:table-cell>
          <table:table-cell office:value-type="float" office:value="82" calcext:value-type="float">
            <text:p>82</text:p>
          </table:table-cell>
          <table:table-cell office:value-type="float" office:value="45.12939" calcext:value-type="float">
            <text:p>45.12939</text:p>
          </table:table-cell>
          <table:table-cell office:value-type="float" office:value="34.3814284008843" calcext:value-type="float">
            <text:p>34.3814284008843</text:p>
          </table:table-cell>
        </table:table-row>
        <table:table-row table:style-name="ro1">
          <table:table-cell office:value-type="string" calcext:value-type="string">
            <text:p>lane_lshaped_perturbed</text:p>
          </table:table-cell>
          <table:table-cell office:value-type="float" office:value="62" calcext:value-type="float">
            <text:p>62</text:p>
          </table:table-cell>
          <table:table-cell office:value-type="float" office:value="25.52843" calcext:value-type="float">
            <text:p>25.52843</text:p>
          </table:table-cell>
          <table:table-cell office:value-type="float" office:value="0.0278833599330216" calcext:value-type="float">
            <text:p>0.027883359933022</text:p>
          </table:table-cell>
        </table:table-row>
        <table:table-row table:style-name="ro1">
          <table:table-cell office:value-type="string" calcext:value-type="string">
            <text:p>lane_rec_Henon</text:p>
          </table:table-cell>
          <table:table-cell office:value-type="float" office:value="182" calcext:value-type="float">
            <text:p>182</text:p>
          </table:table-cell>
          <table:table-cell office:value-type="float" office:value="41.50815" calcext:value-type="float">
            <text:p>41.50815</text:p>
          </table:table-cell>
          <table:table-cell office:value-type="float" office:value="125.525764705912" calcext:value-type="float">
            <text:p>125.525764705912</text:p>
          </table:table-cell>
        </table:table-row>
        <table:table-row table:style-name="ro1">
          <table:table-cell office:value-type="string" calcext:value-type="string">
            <text:p>lane_rec_emden</text:p>
          </table:table-cell>
          <table:table-cell office:value-type="float" office:value="154" calcext:value-type="float">
            <text:p>154</text:p>
          </table:table-cell>
          <table:table-cell office:value-type="float" office:value="36.88861" calcext:value-type="float">
            <text:p>36.88861</text:p>
          </table:table-cell>
          <table:table-cell office:value-type="float" office:value="92.8421876451342" calcext:value-type="float">
            <text:p>92.8421876451342</text:p>
          </table:table-cell>
        </table:table-row>
        <table:table-row table:style-name="ro1">
          <table:table-cell office:value-type="string" calcext:value-type="string">
            <text:p>lane_rec_perturbed</text:p>
          </table:table-cell>
          <table:table-cell office:value-type="float" office:value="56" calcext:value-type="float">
            <text:p>56</text:p>
          </table:table-cell>
          <table:table-cell office:value-type="float" office:value="19.63386" calcext:value-type="float">
            <text:p>19.63386</text:p>
          </table:table-cell>
          <table:table-cell office:value-type="float" office:value="0.0260236845785371" calcext:value-type="float">
            <text:p>0.026023684578537</text:p>
          </table:table-cell>
        </table:table-row>
        <table:table-row table:style-name="ro1">
          <table:table-cell office:value-type="string" calcext:value-type="string">
            <text:p>lane_rectangle_Emden</text:p>
          </table:table-cell>
          <table:table-cell office:value-type="float" office:value="18" calcext:value-type="float">
            <text:p>18</text:p>
          </table:table-cell>
          <table:table-cell office:value-type="float" office:value="27.2157" calcext:value-type="float">
            <text:p>27.2157</text:p>
          </table:table-cell>
          <table:table-cell office:value-type="float" office:value="9.28489887555112" calcext:value-type="float">
            <text:p>9.28489887555112</text:p>
          </table:table-cell>
        </table:table-row>
        <table:table-row table:style-name="ro1">
          <table:table-cell office:value-type="string" calcext:value-type="string">
            <text:p>lane_rectangle_Henon</text:p>
          </table:table-cell>
          <table:table-cell office:value-type="float" office:value="19" calcext:value-type="float">
            <text:p>19</text:p>
          </table:table-cell>
          <table:table-cell office:value-type="float" office:value="15.13819" calcext:value-type="float">
            <text:p>15.13819</text:p>
          </table:table-cell>
          <table:table-cell office:value-type="float" office:value="29.0745210278984" calcext:value-type="float">
            <text:p>29.0745210278984</text:p>
          </table:table-cell>
        </table:table-row>
        <table:table-row table:style-name="ro1">
          <table:table-cell office:value-type="string" calcext:value-type="string">
            <text:p>lane_rectangle_perturbed</text:p>
          </table:table-cell>
          <table:table-cell office:value-type="float" office:value="52" calcext:value-type="float">
            <text:p>52</text:p>
          </table:table-cell>
          <table:table-cell office:value-type="float" office:value="36.02863" calcext:value-type="float">
            <text:p>36.02863</text:p>
          </table:table-cell>
          <table:table-cell office:value-type="float" office:value="0.0282165414606749" calcext:value-type="float">
            <text:p>0.028216541460675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3" calcext:value-type="float">
            <text:p>13</text:p>
          </table:table-cell>
          <table:table-cell office:value-type="float" office:value="1.4455" calcext:value-type="float">
            <text:p>1.4455</text:p>
          </table:table-cell>
          <table:table-cell office:value-type="float" office:value="19746512.2694471" calcext:value-type="float">
            <text:p>19746512.2694471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16" calcext:value-type="float">
            <text:p>16</text:p>
          </table:table-cell>
          <table:table-cell office:value-type="float" office:value="1.90043" calcext:value-type="float">
            <text:p>1.90043</text:p>
          </table:table-cell>
          <table:table-cell office:value-type="float" office:value="0.00902229120501836" calcext:value-type="float">
            <text:p>0.009022291205018</text:p>
          </table:table-cell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15" calcext:value-type="float">
            <text:p>15</text:p>
          </table:table-cell>
          <table:table-cell office:value-type="float" office:value="1.27846" calcext:value-type="float">
            <text:p>1.27846</text:p>
          </table:table-cell>
          <table:table-cell office:value-type="float" office:value="2.50695323911729" calcext:value-type="float">
            <text:p>2.50695323911729</text:p>
          </table:table-cell>
        </table:table-row>
        <table:table-row table:style-name="ro1">
          <table:table-cell office:value-type="string" calcext:value-type="string">
            <text:p>pinene</text:p>
          </table:table-cell>
          <table:table-cell office:value-type="float" office:value="15" calcext:value-type="float">
            <text:p>15</text:p>
          </table:table-cell>
          <table:table-cell office:value-type="float" office:value="1.4026" calcext:value-type="float">
            <text:p>1.4026</text:p>
          </table:table-cell>
          <table:table-cell office:value-type="float" office:value="19.8721669459393" calcext:value-type="float">
            <text:p>19.8721669459393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234" calcext:value-type="float">
            <text:p>234</text:p>
          </table:table-cell>
          <table:table-cell office:value-type="float" office:value="60.58157" calcext:value-type="float">
            <text:p>60.58157</text:p>
          </table:table-cell>
          <table:table-cell office:value-type="float" office:value="0.784269630895647" calcext:value-type="float">
            <text:p>0.784269630895647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9" calcext:value-type="float">
            <text:p>19</text:p>
          </table:table-cell>
          <table:table-cell office:value-type="float" office:value="0.9208" calcext:value-type="float">
            <text:p>0.9208</text:p>
          </table:table-cell>
          <table:table-cell office:value-type="float" office:value="9.14094099307194" calcext:value-type="float">
            <text:p>9.14094099307194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41" calcext:value-type="float">
            <text:p>41</text:p>
          </table:table-cell>
          <table:table-cell office:value-type="float" office:value="1.32637" calcext:value-type="float">
            <text:p>1.32637</text:p>
          </table:table-cell>
          <table:table-cell office:value-type="float" office:value="1.01283689205526" calcext:value-type="float">
            <text:p>1.01283689205526</text:p>
          </table:table-cell>
        </table:table-row>
        <table:table-row table:style-name="ro1">
          <table:table-cell office:value-type="string" calcext:value-type="string">
            <text:p>steering</text:p>
          </table:table-cell>
          <table:table-cell office:value-type="float" office:value="10" calcext:value-type="float">
            <text:p>10</text:p>
          </table:table-cell>
          <table:table-cell office:value-type="float" office:value="1.9784" calcext:value-type="float">
            <text:p>1.9784</text:p>
          </table:table-cell>
          <table:table-cell office:value-type="float" office:value="0.554571262053637" calcext:value-type="float">
            <text:p>0.554571262053637</text:p>
          </table:table-cell>
        </table:table-row>
        <table:table-row table:style-name="ro1">
          <table:table-cell office:value-type="string" calcext:value-type="string">
            <text:p>tetra-duct12</text:p>
          </table:table-cell>
          <table:table-cell office:value-type="float" office:value="7" calcext:value-type="float">
            <text:p>7</text:p>
          </table:table-cell>
          <table:table-cell office:value-type="float" office:value="3.52151" calcext:value-type="float">
            <text:p>3.52151</text:p>
          </table:table-cell>
          <table:table-cell office:value-type="float" office:value="22307.5927115068" calcext:value-type="float">
            <text:p>22307.5927115068</text:p>
          </table:table-cell>
        </table:table-row>
        <table:table-row table:style-name="ro1">
          <table:table-cell office:value-type="string" calcext:value-type="string">
            <text:p>tetra-duct15</text:p>
          </table:table-cell>
          <table:table-cell office:value-type="float" office:value="20" calcext:value-type="float">
            <text:p>20</text:p>
          </table:table-cell>
          <table:table-cell office:value-type="float" office:value="1.6119" calcext:value-type="float">
            <text:p>1.6119</text:p>
          </table:table-cell>
          <table:table-cell office:value-type="float" office:value="10495.1080004418" calcext:value-type="float">
            <text:p>10495.1080004418</text:p>
          </table:table-cell>
        </table:table-row>
        <table:table-row table:style-name="ro1">
          <table:table-cell office:value-type="string" calcext:value-type="string">
            <text:p>tetra-duct20</text:p>
          </table:table-cell>
          <table:table-cell office:value-type="float" office:value="15" calcext:value-type="float">
            <text:p>15</text:p>
          </table:table-cell>
          <table:table-cell office:value-type="float" office:value="3.2007" calcext:value-type="float">
            <text:p>3.2007</text:p>
          </table:table-cell>
          <table:table-cell office:value-type="float" office:value="4826.85326747993" calcext:value-type="float">
            <text:p>4826.85326747993</text:p>
          </table:table-cell>
        </table:table-row>
        <table:table-row table:style-name="ro1">
          <table:table-cell office:value-type="string" calcext:value-type="string">
            <text:p>tetra-foam5</text:p>
          </table:table-cell>
          <table:table-cell office:value-type="float" office:value="18" calcext:value-type="float">
            <text:p>18</text:p>
          </table:table-cell>
          <table:table-cell office:value-type="float" office:value="2.8728" calcext:value-type="float">
            <text:p>2.8728</text:p>
          </table:table-cell>
          <table:table-cell office:value-type="float" office:value="6425.60021954171" calcext:value-type="float">
            <text:p>6425.60021954171</text:p>
          </table:table-cell>
        </table:table-row>
        <table:table-row table:style-name="ro1">
          <table:table-cell office:value-type="string" calcext:value-type="string">
            <text:p>tetra-gear</text:p>
          </table:table-cell>
          <table:table-cell office:value-type="float" office:value="16" calcext:value-type="float">
            <text:p>16</text:p>
          </table:table-cell>
          <table:table-cell office:value-type="float" office:value="2.759" calcext:value-type="float">
            <text:p>2.759</text:p>
          </table:table-cell>
          <table:table-cell office:value-type="float" office:value="4151.63590428344" calcext:value-type="float">
            <text:p>4151.63590428344</text:p>
          </table:table-cell>
        </table:table-row>
        <table:table-row table:style-name="ro1">
          <table:table-cell office:value-type="string" calcext:value-type="string">
            <text:p>tetra-hook</text:p>
          </table:table-cell>
          <table:table-cell office:value-type="float" office:value="15" calcext:value-type="float">
            <text:p>15</text:p>
          </table:table-cell>
          <table:table-cell office:value-type="float" office:value="1.61131" calcext:value-type="float">
            <text:p>1.61131</text:p>
          </table:table-cell>
          <table:table-cell office:value-type="float" office:value="6057.35360940397" calcext:value-type="float">
            <text:p>6057.35360940397</text:p>
          </table:table-cell>
        </table:table-row>
        <table:table-row table:style-name="ro1">
          <table:table-cell office:value-type="string" calcext:value-type="string">
            <text:p>torsion</text:p>
          </table:table-cell>
          <table:table-cell office:value-type="float" office:value="7" calcext:value-type="float">
            <text:p>7</text:p>
          </table:table-cell>
          <table:table-cell office:value-type="float" office:value="0.08782" calcext:value-type="float">
            <text:p>0.08782</text:p>
          </table:table-cell>
          <table:table-cell office:value-type="float" office:value="-0.418010546528242" calcext:value-type="float">
            <text:p>-0.418010546528242</text:p>
          </table:table-cell>
        </table:table-row>
        <table:table-row table:style-name="ro1">
          <table:table-cell office:value-type="string" calcext:value-type="string">
            <text:p>triangle_deer</text:p>
          </table:table-cell>
          <table:table-cell office:value-type="float" office:value="1" calcext:value-type="float">
            <text:p>1</text:p>
          </table:table-cell>
          <table:table-cell office:value-type="float" office:value="0.1939" calcext:value-type="float">
            <text:p>0.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pacman</text:p>
          </table:table-cell>
          <table:table-cell office:value-type="float" office:value="1" calcext:value-type="float">
            <text:p>1</text:p>
          </table:table-cell>
          <table:table-cell office:value-type="float" office:value="0.1895" calcext:value-type="float">
            <text:p>0.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turtle</text:p>
          </table:table-cell>
          <table:table-cell office:value-type="float" office:value="1" calcext:value-type="float">
            <text:p>1</text:p>
          </table:table-cell>
          <table:table-cell office:value-type="float" office:value="0.1295" calcext:value-type="float">
            <text:p>0.129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3:36:51.900601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23:37:24.278314235</dc:date>
    <meta:editing-duration>PT20M24S</meta:editing-duration>
    <meta:editing-cycles>7</meta:editing-cycles>
    <meta:generator>LibreOffice/6.0.7.3$Linux_X86_64 LibreOffice_project/00m0$Build-3</meta:generator>
    <meta:document-statistic meta:table-count="1" meta:cell-count="156" meta:object-count="0"/>
  </office:meta>
</office:document-meta>
</file>